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Tahoma1" svg:font-family="Tahoma, Lucidasans, 'Lucida Sans', 'Arial Unicode MS'"/>
    <style:font-face style:name="Times New Roman" svg:font-family="'Times New Roman'"/>
    <style:font-face style:name="FreeMono" svg:font-family="FreeMono" style:font-adornments="Mittel" style:font-family-generic="modern" style:font-pitch="fixed"/>
    <style:font-face style:name="Bitstream Vera Sans" svg:font-family="'Bitstream Vera Sans'" style:font-pitch="variable"/>
    <style:font-face style:name="Charter" svg:font-family="Charter"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Tahoma" svg:font-family="Tahoma, Lucidasans, 'Lucida Sans', 'Arial Unicode MS'" style:font-pitch="variable"/>
    <style:font-face style:name="FreeSerif" svg:font-family="FreeSerif" style:font-adornments="Mittel" style:font-family-generic="roman" style:font-pitch="variable"/>
    <style:font-face style:name="Times" svg:font-family="Times" style:font-family-generic="roman" style:font-pitch="variable"/>
  </office:font-face-decls>
  <office:automatic-styles>
    <style:style style:name="P1" style:family="paragraph" style:parent-style-name="Standard">
      <style:text-properties style:font-name="Times" fo:font-size="12pt" fo:language="en" fo:country="AU" style:font-name-asian="FreeMono" style:font-size-asian="12pt" style:font-name-complex="FreeMono" style:font-size-complex="12pt"/>
    </style:style>
    <style:style style:name="P2" style:family="paragraph" style:parent-style-name="Standard">
      <style:text-properties fo:language="en" fo:country="AU"/>
    </style:style>
    <style:style style:name="P3" style:family="paragraph" style:parent-style-name="Standard">
      <style:text-properties fo:language="en" fo:country="AU" style:font-name-asian="FreeMono" style:font-name-complex="FreeMono"/>
    </style:style>
    <style:style style:name="P4" style:family="paragraph" style:parent-style-name="Standard" style:list-style-name="L1">
      <style:text-properties fo:language="en" fo:country="AU"/>
    </style:style>
    <style:style style:name="P5" style:family="paragraph" style:parent-style-name="Standard" style:list-style-name="L1">
      <style:paragraph-properties text:number-lines="false" text:line-number="0"/>
      <style:text-properties style:font-name="Charter" fo:language="en" fo:country="AU"/>
    </style:style>
    <style:style style:name="P6" style:family="paragraph" style:parent-style-name="Heading_20_2">
      <style:text-properties style:font-name="Times" fo:font-size="12pt" fo:language="en" fo:country="AU" style:font-size-asian="12pt" style:font-size-complex="12pt"/>
    </style:style>
    <style:style style:name="P7" style:family="paragraph" style:parent-style-name="Heading_20_2">
      <style:text-properties style:font-name="Times" fo:font-size="12pt" fo:language="en" fo:country="AU" style:font-name-asian="FreeMono" style:font-size-asian="12pt" style:font-name-complex="FreeMono" style:font-size-complex="12pt"/>
    </style:style>
    <style:style style:name="P8" style:family="paragraph" style:parent-style-name="Heading_20_1">
      <style:text-properties style:font-name="Times" fo:font-size="12pt" fo:language="en" fo:country="AU" style:font-name-asian="HG Mincho Light J" style:font-size-asian="12pt" style:font-name-complex="Tahoma" style:font-size-complex="12pt"/>
    </style:style>
    <style:style style:name="T1" style:family="text">
      <style:text-properties officeooo:rsid="0008e4e5"/>
    </style:style>
    <style:style style:name="Sect1"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text:list-style style:name="L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Section1">
        <text:h text:style-name="P6" text:outline-level="2">Sauce Ingredients</text:h>
        <text:p text:style-name="P3">½ large onion, chopped roughly</text:p>
        <text:p text:style-name="P3">2 garlic cloves, chopped</text:p>
        <text:p text:style-name="P3">1 green chilli, chopped</text:p>
        <text:p text:style-name="P3">1 tin <text:span text:style-name="T1">tomatoes</text:span></text:p>
        <text:p text:style-name="P1">1 cup water</text:p>
        <text:p text:style-name="P1">1 tablespoon ground coriander</text:p>
        <text:p text:style-name="P1">1 teaspoon <text:span text:style-name="T1">turmeric</text:span></text:p>
        <text:h text:style-name="P7" text:outline-level="2">Ingredients</text:h>
        <text:p text:style-name="P1">2 or 3 chicken breasts</text:p>
        <text:p text:style-name="P2">1 red capsicum, chopped</text:p>
        <text:p text:style-name="P3">½ large onion, sliced</text:p>
        <text:p text:style-name="P2">2 red <text:span text:style-name="T1">chilli's</text:span> (optional)</text:p>
        <text:p text:style-name="P2">1 teaspoon ground cummin</text:p>
        <text:p text:style-name="P2">1 teaspoon turmeric</text:p>
        <text:p text:style-name="P2">2 teaspoons garam masala</text:p>
        <text:p text:style-name="P2">coriander leaves</text:p>
      </text:section>
      <text:h text:style-name="P6" text:outline-level="2">Method</text:h>
      <text:list xml:id="list5627971426630708979" text:style-name="L1">
        <text:list-item>
          <text:p text:style-name="P4">Take the chopped chicken and coat it in the cumin, ground coriander and turmeric then leave it to marinade in the fridge while you make the sauce.</text:p>
        </text:list-item>
        <text:list-item>
          <text:p text:style-name="P4">To make the sauce, fry the roughly chopped onions with the garlic and green chilli in a large pan until browned. Add the water to the onion mixture and simmer this for around 20 minutes.</text:p>
        </text:list-item>
        <text:list-item>
          <text:p text:style-name="P4">While that is simmering, put the plum tomatoes in a food processor and give it a good whizz - aim for a smooth consistency. Heat another large pan and gently fry the ground coriander, cumin and turmeric in a splash of oil for about a minute. Add the tomato 'sauce' to this pan and simmer for around 10 minutes.</text:p>
        </text:list-item>
        <text:list-item>
          <text:p text:style-name="P4">Next give your onion mixture a good whizz in the food processor and add it to the spiced tomato sauce. Give it a stir and simmer for 20 minutes. You can make large batches of this sauce and freeze it for later use.</text:p>
        </text:list-item>
        <text:list-item>
          <text:p text:style-name="P4">Fry the marinaded chicken in oil and stir continuously. After a few minutes, turn down the heat and add the other half of the chopped onion, the red pepper and <text:span text:style-name="T1">chilli's.</text:span> Stir this until the onions and pepper soften (and the chicken is cooked, of course).</text:p>
        </text:list-item>
        <text:list-item>
          <text:p text:style-name="P4">Add the earlier prepared sauce to the cooked chicken and simmer for around 10-20 minutes. Just before you dish it up, stir in the garam masala and chopped coriander leaves. Serve with basmati rice or <text:span text:style-name="T1">N</text:span>aan bread.</text:p>
          <text:p text:style-name="P5"/>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Tahoma1" svg:font-family="Tahoma, Lucidasans, 'Lucida Sans', 'Arial Unicode MS'"/>
    <style:font-face style:name="Times New Roman" svg:font-family="'Times New Roman'"/>
    <style:font-face style:name="FreeMono" svg:font-family="FreeMono" style:font-adornments="Mittel" style:font-family-generic="modern" style:font-pitch="fixed"/>
    <style:font-face style:name="Bitstream Vera Sans" svg:font-family="'Bitstream Vera Sans'" style:font-pitch="variable"/>
    <style:font-face style:name="Charter" svg:font-family="Charter"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Tahoma" svg:font-family="Tahoma, Lucidasans, 'Lucida Sans', 'Arial Unicode MS'" style:font-pitch="variable"/>
    <style:font-face style:name="FreeSerif" svg:font-family="FreeSerif" style:font-adornments="Mittel" style:font-family-generic="roman" style:font-pitch="variable"/>
    <style:font-face style:name="Times" svg:font-family="Times" style:font-family-generic="roman"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AU" style:font-name-asian="Bitstream Vera San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AU" style:font-name-asian="Bitstream Vera San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font-name="FreeSerif" fo:font-family="FreeSerif" style:font-style-name="Mittel" style:font-family-generic="roman" style:font-pitch="variable"/>
    </style:style>
    <style:style style:name="Text_20_body" style:display-name="Text body" style:family="paragraph" style:parent-style-name="Standard" style:class="text">
      <style:paragraph-properties fo:margin-top="0cm" fo:margin-bottom="0.212cm" style:contextual-spacing="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FreeSerif" fo:font-family="FreeSerif" style:font-style-name="Mittel" style:font-family-generic="roman" style:font-pitch="variable" fo:font-size="14pt" style:font-name-asian="HG Mincho Light J" style:font-family-asian="'HG Mincho Light J', 'MS Mincho', 'HG Mincho J', 'HG Mincho L', 'HG Mincho', Mincho, 'MS PMincho', 'HG Mincho Light J', 'MS Gothic', 'HG Gothic J', 'HG Gothic B', 'HG Gothic', Gothic, 'MS PGothic', 'Andale Sans UI', 'Arial Unicode MS', 'Lucida Sans Unicode', Tahoma" style:font-pitch-asian="variable" style:font-size-asian="14pt" style:font-name-complex="Tahoma" style:font-family-complex="Tahoma, Lucidasans, 'Lucida Sans', 'Arial Unicode MS'" style:font-pitch-complex="variable"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Times New Roman" fo:font-family="'Times New Roman'" style:font-name-complex="Tahoma1" style:font-family-complex="Tahoma, Lucidasans, 'Lucida Sans', 'Arial Unicode M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style:contextual-spacing="false" text:number-lines="false" text:line-number="0"/>
      <style:text-properties style:font-name="Times New Roman" fo:font-family="'Times New Roman'" fo:font-size="10pt" fo:font-style="italic" style:font-size-asian="10pt" style:font-style-asian="italic" style:font-name-complex="Tahoma1" style:font-family-complex="Tahoma, Lucidasans, 'Lucida Sans', 'Arial Unicode MS'" style:font-size-complex="10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name-complex="Tahoma1" style:font-family-complex="Tahoma, Lucidasans, 'Lucida Sans', 'Arial Unicode MS'"/>
    </style:style>
    <style:style style:name="Footnote_20_Symbol" style:display-name="Footnote Symbol" style:family="text"/>
    <style:style style:name="Numbering_20_Symbols" style:display-name="Numbering Symbols" style:family="text"/>
    <style:style style:name="Endnote_20_Symbol" style:display-name="Endnote Symbol" style:family="text"/>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ing_20_1">
      <style:text-properties style:font-name="Times" fo:font-size="12pt" fo:language="en" fo:country="AU" style:font-name-asian="HG Mincho Light J" style:font-size-asian="12pt" style:font-name-complex="Tahoma" style:font-size-complex="12pt"/>
    </style:style>
    <style:page-layout style:name="Mpm1">
      <style:page-layout-properties fo:page-width="21.001cm" fo:page-height="29.7cm" style:num-format="1" style:print-orientation="portrait" fo:margin-top="2cm" fo:margin-bottom="2cm" fo:margin-left="3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h text:style-name="MP1" text:outline-level="1">Chicken Jalfrezi</text:h>
      </style:head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3.2$Linux_X86_64 LibreOffice_project/410m0$Build-2</meta:generator>
    <meta:creation-date>2013-09-21T09:55:17</meta:creation-date>
    <dc:language>en-AU</dc:language>
    <meta:editing-cycles>3</meta:editing-cycles>
    <meta:editing-duration>P0D</meta:editing-duration>
    <meta:initial-creator>Frank Jung</meta:initial-creator>
    <dc:date>2014-06-07T18:30:01.639723585</dc:date>
    <dc:creator>Frank Jung</dc:creator>
    <meta:document-statistic meta:table-count="0" meta:image-count="0" meta:object-count="0" meta:page-count="1" meta:paragraph-count="25" meta:word-count="315" meta:character-count="1707" meta:non-whitespace-character-count="1423"/>
    <meta:user-defined meta:name="Info 1"/>
    <meta:user-defined meta:name="Info 2"/>
    <meta:user-defined meta:name="Info 3"/>
    <meta:user-defined meta:name="Info 4"/>
  </office:meta>
</office:document-meta>
</file>